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f6de" officeooo:paragraph-rsid="001ef6de"/>
    </style:style>
    <style:style style:name="P2" style:family="paragraph" style:parent-style-name="Standard">
      <style:text-properties officeooo:rsid="001ef6de" officeooo:paragraph-rsid="001ef6de"/>
    </style:style>
    <style:style style:name="P3" style:family="paragraph" style:parent-style-name="Standard">
      <style:text-properties officeooo:rsid="00215d59" officeooo:paragraph-rsid="00215d59"/>
    </style:style>
    <style:style style:name="P4" style:family="paragraph" style:parent-style-name="Standard">
      <style:text-properties officeooo:rsid="002275e9" officeooo:paragraph-rsid="002275e9"/>
    </style:style>
    <style:style style:name="P5" style:family="paragraph" style:parent-style-name="Standard">
      <style:text-properties officeooo:rsid="00239dde" officeooo:paragraph-rsid="00239dde"/>
    </style:style>
    <style:style style:name="P6" style:family="paragraph" style:parent-style-name="Standard">
      <style:text-properties officeooo:rsid="0026d7df" officeooo:paragraph-rsid="0026d7df"/>
    </style:style>
    <style:style style:name="P7" style:family="paragraph" style:parent-style-name="Standard">
      <style:text-properties officeooo:rsid="002b0e26" officeooo:paragraph-rsid="002b0e26"/>
    </style:style>
    <style:style style:name="P8" style:family="paragraph" style:parent-style-name="Standard">
      <style:text-properties officeooo:rsid="002e0c11" officeooo:paragraph-rsid="002e0c11"/>
    </style:style>
    <style:style style:name="P9" style:family="paragraph" style:parent-style-name="Standard">
      <style:text-properties officeooo:rsid="002eb2a2" officeooo:paragraph-rsid="002eb2a2"/>
    </style:style>
    <style:style style:name="P10" style:family="paragraph" style:parent-style-name="Standard">
      <style:text-properties officeooo:rsid="002fa79d" officeooo:paragraph-rsid="002fa79d"/>
    </style:style>
    <style:style style:name="T1" style:family="text">
      <style:text-properties officeooo:rsid="002063db"/>
    </style:style>
    <style:style style:name="T2" style:family="text">
      <style:text-properties officeooo:rsid="0024e321"/>
    </style:style>
    <style:style style:name="T3" style:family="text">
      <style:text-properties officeooo:rsid="00255c93"/>
    </style:style>
    <style:style style:name="T4" style:family="text">
      <style:text-properties officeooo:rsid="0026e1f8"/>
    </style:style>
    <style:style style:name="T5" style:family="text">
      <style:text-properties officeooo:rsid="0028631b"/>
    </style:style>
    <style:style style:name="T6" style:family="text">
      <style:text-properties officeooo:rsid="002c66f2"/>
    </style:style>
    <style:style style:name="T7" style:family="text">
      <style:text-properties officeooo:rsid="002ec9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tin Fowler: Is DesignDead?</text:p>
      <text:p text:style-name="P10">Referaatti, Sari Rautanen</text:p>
      <text:p text:style-name="P1"/>
      <text:p text:style-name="P1">Äkkiseltään näyttää, että ketterässä menetelmässä XP(extreme programming), ei enää tehdä lainkaan ohjelmistosuunnittelua,vaan aletaan vaan koodaamaan heti paikalla. Tarkempi tarkastelu kuitenkin osoittaa, että XP:ssä suunnittelulla on tärkeä rooli, <text:span text:style-name="T1">sitä vain tehdään eri tavalla kuin aikaisemmin. Fowler käyttää termiä evolutionary design, eli suunnittelu ei rajoitu projektin aloitusvaiheeseen vaan sitä tehdään jatkuvasti ja suunnitelmat muuttuvat vaatimusten muuttuessa.</text:span></text:p>
      <text:p text:style-name="P1"/>
      <text:p text:style-name="P3">Perinteisessä ohjelmistosuunnittelussa suunnitelmat tehdä ensin ja sitten ruvetaan koodaamaan. XP:sssä suunnittelu nivoutuu kiinteästi yhteen kaikkien tuotantoprosessin vaiheiden kanssa. Jos ohjelmiston vaatimukset muuttuvat, myös suunnitelmat muuttuvat.</text:p>
      <text:p text:style-name="P3"/>
      <text:p text:style-name="P4">Tärkeä tekijä suunnitelmien joustavalle muuttamiselle on jatkuva integraatio, testaus ja koodin järjestelmällinen refaktorointi. Nämä käytännöt pienentävät hintaa, joka suunnitelman muutoksesta täytyy maksaa.</text:p>
      <text:p text:style-name="P4"/>
      <text:p text:style-name="P5">XP:n periaate on myös pitää koodi niin yksinkertaisena kuin mahdollista ja tehdä vain ne toiminnallisuudet, joita juuri nyt tarvitaan. Kent määrittelee yksinkertais<text:span text:style-name="T3">en systeemin</text:span> näin:</text:p>
      <text:p text:style-name="P5">kaikki testi menevät läpi, ei toistoa, läpinäkyvää <text:span text:style-name="T2">eli helppoa ymmärtää</text:span> <text:s/>ja mahdollisimman vähän metodeja ja luokkia.</text:p>
      <text:p text:style-name="P5"/>
      <text:p text:style-name="P6">XP-<text:span text:style-name="T4">menetelmän käyttäjiä Fowler kehottaa opiskelemaan suunnittelumallien käyttöä. </text:span><text:s/>Niitä kannattaa <text:span text:style-name="T4">käyttää </text:span>tarpeen vaatiessa, ja niiden käyttö pitää osata, mutta <text:span text:style-name="T5">kannattaa käyttää ensin mallin yksinkertaista muotoa ja lisätä kompleksisuutta myöhemmin.</text:span></text:p>
      <text:p text:style-name="P6"/>
      <text:p text:style-name="P7">Kaavioita kannattaa käyttää esimerkiksi jonkin tehtävän selventämiseen. Niitä kannattaa piirtää vain olennaisista asioista ja ne voi heittää pois kun niiden tehtävä on täytetty. Kaavioiden pitäminen ajan tasalla on usein työlästä ja <text:span text:style-name="T6">turhaakin. Rajapinnoista on hyvä piirtää selventäviä kaavioita.</text:span></text:p>
      <text:p text:style-name="P7"/>
      <text:p text:style-name="P8">On hyvä valita tiimistä yksi tai kaksi henkilöä, jotka valvovat, että koodia tehdä suunnitelman mukaisesti. Jos koodi alkaa näyttää sotkuiselta, se pitää korjata viipymättä. Muuten evolutionaarinen suunnittelu vaikeutuu, koska suunnitelman muuttaminen hankaloituu.</text:p>
      <text:p text:style-name="P8"/>
      <text:p text:style-name="P9">Ohjelmisto<text:span text:style-name="T7">s</text:span>uunnittelu ei ole kuollut, vai<text:span text:style-name="T7">n</text:span> tavat toteuttaa suunnittelua ovat muuttune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3T09:33:06.201273356</meta:creation-date>
    <dc:date>2015-05-03T15:41:47.992772050</dc:date>
    <meta:editing-duration>PT40M29S</meta:editing-duration>
    <meta:editing-cycles>19</meta:editing-cycles>
    <meta:generator>LibreOffice/4.2.8.2$Linux_X86_64 LibreOffice_project/420m0$Build-2</meta:generator>
    <meta:document-statistic meta:table-count="0" meta:image-count="0" meta:object-count="0" meta:page-count="1" meta:paragraph-count="11" meta:word-count="256" meta:character-count="2186" meta:non-whitespace-character-count="1939"/>
  </office:meta>
</office:document-meta>
</file>